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2pt" style:font-size-asian="12pt" style:font-size-complex="12pt" fo:language="fr" fo:country="CH"/>
    </style:style>
    <style:style style:name="P2" style:parent-style-name="Normal" style:family="paragraph">
      <style:text-properties fo:font-size="12pt" style:font-size-asian="12pt" style:font-size-complex="12pt" fo:language="fr" fo:country="CH"/>
    </style:style>
    <style:style style:name="P3" style:parent-style-name="Normal" style:family="paragraph">
      <style:text-properties fo:font-size="12pt" style:font-size-asian="12pt" style:font-size-complex="12pt" fo:language="fr" fo:country="CH"/>
    </style:style>
    <style:style style:name="P4" style:parent-style-name="Normal" style:family="paragraph">
      <style:text-properties fo:font-size="12pt" style:font-size-asian="12pt" style:font-size-complex="12pt" fo:language="fr" fo:country="CH"/>
    </style:style>
    <style:style style:name="P5" style:parent-style-name="Normal" style:family="paragraph">
      <style:text-properties fo:font-size="12pt" style:font-size-asian="12pt" style:font-size-complex="12pt" fo:language="fr" fo:country="CH"/>
    </style:style>
    <style:style style:name="P6" style:parent-style-name="Normal" style:family="paragraph">
      <style:text-properties fo:font-size="12pt" style:font-size-asian="12pt" style:font-size-complex="12pt" fo:language="fr" fo:country="CH"/>
    </style:style>
    <style:style style:name="P7" style:parent-style-name="Normal" style:family="paragraph">
      <style:text-properties fo:font-size="12pt" style:font-size-asian="12pt" style:font-size-complex="12pt" fo:language="fr" fo:country="CH"/>
    </style:style>
    <style:style style:name="P8" style:parent-style-name="Normal" style:family="paragraph">
      <style:text-properties fo:font-size="12pt" style:font-size-asian="12pt" style:font-size-complex="12pt" fo:language="fr" fo:country="CH"/>
    </style:style>
    <style:style style:name="T9" style:parent-style-name="DefaultParagraphFont" style:family="text">
      <style:text-properties fo:font-size="12pt" style:font-size-asian="12pt" style:font-size-complex="12pt" fo:language="fr" fo:country="CH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 fo:language="fr" fo:country="CH"/>
    </style:style>
    <style:style style:name="P16" style:parent-style-name="Normal" style:family="paragraph">
      <style:text-properties fo:font-size="12pt" style:font-size-asian="12pt" style:font-size-complex="12pt" fo:language="fr" fo:country="CH"/>
    </style:style>
    <style:style style:name="P17" style:parent-style-name="Normal" style:family="paragraph">
      <style:text-properties fo:font-size="12pt" style:font-size-asian="12pt" style:font-size-complex="12pt" fo:language="fr" fo:country="CH"/>
    </style:style>
    <style:style style:name="T18" style:parent-style-name="DefaultParagraphFont" style:family="text">
      <style:text-properties fo:font-size="12pt" style:font-size-asian="12pt" style:font-size-complex="12pt" fo:language="fr" fo:country="CH"/>
    </style:style>
    <style:style style:name="T19" style:parent-style-name="DefaultParagraphFont" style:family="text">
      <style:text-properties fo:font-size="12pt" style:font-size-asian="12pt" style:font-size-complex="12pt" fo:language="fr" fo:country="CH"/>
    </style:style>
    <style:style style:name="T20" style:parent-style-name="DefaultParagraphFont" style:family="text">
      <style:text-properties fo:font-size="12pt" style:font-size-asian="12pt" style:font-size-complex="12pt" fo:language="fr" fo:country="CH"/>
    </style:style>
    <style:style style:name="T21" style:parent-style-name="DefaultParagraphFont" style:family="text">
      <style:text-properties fo:font-size="12pt" style:font-size-asian="12pt" style:font-size-complex="12pt" fo:language="fr" fo:country="CH"/>
    </style:style>
    <style:style style:name="T22" style:parent-style-name="DefaultParagraphFont" style:family="text">
      <style:text-properties fo:font-size="12pt" style:font-size-asian="12pt" style:font-size-complex="12pt" fo:language="fr" fo:country="CH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 fo:language="fr" fo:country="CH"/>
    </style:style>
    <style:style style:name="T26" style:parent-style-name="DefaultParagraphFont" style:family="text">
      <style:text-properties fo:font-size="12pt" style:font-size-asian="12pt" style:font-size-complex="12pt" fo:language="fr" fo:country="CH"/>
    </style:style>
    <style:style style:name="P27" style:parent-style-name="Normal" style:family="paragraph">
      <style:text-properties fo:font-size="12pt" style:font-size-asian="12pt" style:font-size-complex="12pt" fo:language="fr" fo:country="CH"/>
    </style:style>
    <style:style style:name="P28" style:parent-style-name="Normal" style:family="paragraph">
      <style:text-properties fo:font-size="12pt" style:font-size-asian="12pt" style:font-size-complex="12pt" fo:language="fr" fo:country="CH"/>
    </style:style>
    <style:style style:name="P29" style:parent-style-name="Normal" style:family="paragraph">
      <style:text-properties fo:font-size="12pt" style:font-size-asian="12pt" style:font-size-complex="12pt" fo:language="fr" fo:country="CH"/>
    </style:style>
    <style:style style:name="P30" style:parent-style-name="Normal" style:family="paragraph">
      <style:text-properties fo:font-size="12pt" style:font-size-asian="12pt" style:font-size-complex="12pt" fo:language="fr" fo:country="CH"/>
    </style:style>
    <style:style style:name="P31" style:parent-style-name="Normal" style:family="paragraph">
      <style:text-properties fo:font-size="12pt" style:font-size-asian="12pt" style:font-size-complex="12pt" fo:language="fr" fo:country="CH"/>
    </style:style>
    <style:style style:name="P32" style:parent-style-name="Normal" style:family="paragraph">
      <style:text-properties fo:font-size="12pt" style:font-size-asian="12pt" style:font-size-complex="12pt" fo:language="fr" fo:country="CH"/>
    </style:style>
    <style:style style:name="P33" style:parent-style-name="Normal" style:family="paragraph">
      <style:text-properties fo:font-size="12pt" style:font-size-asian="12pt" style:font-size-complex="12pt" fo:language="fr" fo:country="CH"/>
    </style:style>
    <style:style style:name="P34" style:parent-style-name="Normal" style:family="paragraph">
      <style:text-properties fo:font-size="12pt" style:font-size-asian="12pt" style:font-size-complex="12pt" fo:language="fr" fo:country="CH"/>
    </style:style>
    <style:style style:name="P35" style:parent-style-name="Normal" style:family="paragraph">
      <style:text-properties fo:font-size="12pt" style:font-size-asian="12pt" style:font-size-complex="12pt" fo:language="fr" fo:country="CH"/>
    </style:style>
    <style:style style:name="T36" style:parent-style-name="DefaultParagraphFont" style:family="text">
      <style:text-properties fo:font-size="12pt" style:font-size-asian="12pt" style:font-size-complex="12pt" fo:language="fr" fo:country="CH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 fo:language="fr" fo:country="CH"/>
    </style:style>
    <style:style style:name="P39" style:parent-style-name="Normal" style:family="paragraph">
      <style:text-properties fo:font-size="12pt" style:font-size-asian="12pt" style:font-size-complex="12pt" fo:language="fr" fo:country="CH"/>
    </style:style>
    <style:style style:name="P40" style:parent-style-name="Normal" style:family="paragraph">
      <style:text-properties fo:font-size="12pt" style:font-size-asian="12pt" style:font-size-complex="12pt" fo:language="fr" fo:country="CH"/>
    </style:style>
    <style:style style:name="P41" style:parent-style-name="Normal" style:family="paragraph">
      <style:text-properties fo:font-size="12pt" style:font-size-asian="12pt" style:font-size-complex="12pt" fo:language="fr" fo:country="CH"/>
    </style:style>
    <style:style style:name="P42" style:parent-style-name="Normal" style:family="paragraph">
      <style:text-properties fo:font-size="12pt" style:font-size-asian="12pt" style:font-size-complex="12pt" fo:language="fr" fo:country="CH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 fo:language="fr" fo:country="CH"/>
    </style:style>
    <style:style style:name="P45" style:parent-style-name="Normal" style:family="paragraph">
      <style:text-properties fo:font-size="12pt" style:font-size-asian="12pt" style:font-size-complex="12pt" fo:language="fr" fo:country="CH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import turtle</text:p>
      <text:p text:style-name="P2">turtle.tracer(0,0) <text:s text:c="11"/># acceleration du tracé</text:p>
      <text:p text:style-name="P3">turtle.pu()</text:p>
      <text:p text:style-name="P4">turtle.goto(-500,0)</text:p>
      <text:p text:style-name="P5">turtle.pd()</text:p>
      <text:p text:style-name="P6"/>
      <text:p text:style-name="P7">def dessiner(courbe, longueur, angle): <text:s text:c="3"/></text:p>
      <text:p text:style-name="P8"/>
      <text:p text:style-name="Normal"><text:span text:style-name="T9"><text:s text:c="4"/></text:span><text:span text:style-name="T10">for caractere in courbe:</text:span></text:p>
      <text:p text:style-name="P11"><text:s text:c="8"/>if caractere == '+': turtle.left(angle)</text:p>
      <text:p text:style-name="P12"><text:s text:c="8"/>elif caractere == '-': turtle.right(angle)</text:p>
      <text:p text:style-name="P13"><text:s text:c="8"/>elif caractere in ['F']: turtle.forward(longueur)</text:p>
      <text:p text:style-name="P14"/>
      <text:p text:style-name="P15">#dessiner('F', 50, 60)</text:p>
      <text:p text:style-name="P16"/>
      <text:p text:style-name="P17">def regleKoch(chaine):</text:p>
      <text:p text:style-name="Normal"><text:span text:style-name="T18"><text:s text:c="4"/></text:span><text:span text:style-name="T19">nouvelleChaine = 'Sierpinski'<text:s/></text:span></text:p>
      <text:p text:style-name="Normal"><text:span text:style-name="T20"><text:s text:c="4"/></text:span><text:span text:style-name="T21">for lettre in chaine:<text:s/></text:span></text:p>
      <text:p text:style-name="Normal"><text:span text:style-name="T22"><text:s text:c="8"/></text:span><text:span text:style-name="T23">i</text:span><text:span text:style-name="T24">f lettre == 'F'<text:s/></text:span></text:p>
      <text:p text:style-name="Normal"><text:span text:style-name="T25"><text:s text:c="12"/></text:span><text:span text:style-name="T26">nouvelleChaine = nouvelleChaine + 'F-G+F+G-F'<text:s/></text:span></text:p>
      <text:p text:style-name="P27"><text:s text:c="8"/>elif lettre == 'G' :</text:p>
      <text:p text:style-name="P28"><text:s text:c="12"/></text:p>
      <text:p text:style-name="P29">return nouvelleChaine</text:p>
      <text:p text:style-name="P30"/>
      <text:p text:style-name="P31">def courbeKoch(motifInitial, niter):</text:p>
      <text:p text:style-name="P32"><text:s text:c="4"/></text:p>
      <text:p text:style-name="P33"><text:s text:c="8"/>appelle niter fois regleKoch</text:p>
      <text:p text:style-name="P34"/>
      <text:p text:style-name="P35"><text:s text:c="4"/>courbe = motifInitial</text:p>
      <text:p text:style-name="Normal"><text:span text:style-name="T36"><text:s text:c="4"/></text:span><text:span text:style-name="T37">for i in range(niter):</text:span></text:p>
      <text:p text:style-name="P38"><text:s text:c="8"/>nouveauMotif = regleKoch(courbe)</text:p>
      <text:p text:style-name="P39"><text:s text:c="8"/>courbe = nouveauMotif</text:p>
      <text:p text:style-name="P40"><text:s text:c="4"/>return courbe</text:p>
      <text:p text:style-name="P41"/>
      <text:p text:style-name="P42"/>
      <text:p text:style-name="P43">#courbe = courbeKoch('F',3)</text:p>
      <text:p text:style-name="P44">#dessiner(courbe,50, 60)</text:p>
      <text:p text:style-name="P45"/>
      <text:p text:style-name="P46">def flocon(motifInitial, niter):</text:p>
      <text:p text:style-name="P47"><text:s text:c="4"/>courbe = courbeKoch(motifInitial, niter)</text:p>
      <text:p text:style-name="P48"><text:s text:c="4"/>flocon = ''</text:p>
      <text:p text:style-name="P49"><text:s text:c="4"/>for _ in range(3):</text:p>
      <text:p text:style-name="P50"><text:s text:c="8"/>flocon += courbe</text:p>
      <text:p text:style-name="P51"><text:s text:c="8"/>flocon +=<text:s/>'--'<text:s/></text:p>
      <text:p text:style-name="Normal"><text:span text:style-name="T52"><text:s text:c="4"/></text:span><text:span text:style-name="T53">return floc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ilda Addison</meta:initial-creator>
    <dc:creator>Hilda Addison</dc:creator>
    <meta:creation-date>2020-11-02T20:30:00Z</meta:creation-date>
    <dc:date>2020-11-02T20:30:00Z</dc:date>
    <meta:template xlink:href="Normal" xlink:type="simple"/>
    <meta:editing-cycles>2</meta:editing-cycles>
    <meta:editing-duration>PT360S</meta:editing-duration>
    <meta:document-statistic meta:page-count="2" meta:paragraph-count="2" meta:word-count="158" meta:character-count="1063" meta:row-count="7" meta:non-whitespace-character-count="907"/>
  </office:meta>
</office:document-meta>
</file>